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 <text:span text:style-name="Emphasis">Capítulo VIII: El reloj que revive el pasado</text:span></text:h>
      <text:h text:style-name="Heading_20_2" text:outline-level="2">I. La llegada a Darkwoodville</text:h>
      <text:p text:style-name="Text_20_body">La lluvia caía con furia sobre los tejados de Darkwoodville, un pueblo perdido entre montañas y bosques espesos. Elara avanzaba por la calle principal, empapada bajo su capa de viaje. El aire olía a tierra mojada y humo de leña, pero también a algo más: un aroma metálico, como hierro oxidado, que parecía impregnar cada rincón. Las casas, de madera ennegrecida, se inclinaban unas hacia otras como si compartieran un secreto. No había voces, ni risas, ni movimiento. Solo el repiqueteo constante de la lluvia y el crujido de las vigas.</text:p>
      <text:p text:style-name="Text_20_body">La única luz provenía de una ventana en la calle central. Era la posada, “El Roble Viejo”, aunque el letrero estaba tan desgastado que apenas se distinguía. Elara empujó la puerta y entró. El interior estaba tenuemente iluminado por velas. El suelo de tablas crujió bajo sus botas. El posadero, un hombre de rostro pálido y ojos hundidos, la recibió con un gesto breve. No dijo mucho, solo le ofreció comida y una habitación. Su voz era áspera, como si llevara años sin pronunciar palabras amables.</text:p>
      <text:p text:style-name="Text_20_body">Elara cenó en silencio: pan duro, carne salada, vino áspero. Los pocos clientes murmuraban junto al fuego, sin mirarla. Había algo extraño en sus ojos: parecían cansados, resignados, como si esperaran que algo terrible sucediera en cualquier momento. Cuando subió a su habitación, encontró un objeto que llamó su atención: un reloj de péndulo, alto, de madera oscura, con incrustaciones de cobre. Era hermoso, pero estaba detenido. El péndulo colgaba inmóvil, como un corazón muerto. Elara lo miró con curiosidad, pero lo ignoró. Tenía asuntos más importantes: las cuevas de la montaña la esperaban.</text:p>
      <text:p text:style-name="Horizontal_20_Line"/>
      <text:h text:style-name="Heading_20_2" text:outline-level="2">II. La cueva y el amuleto</text:h>
      <text:p text:style-name="Text_20_body">Al amanecer, la lluvia había cesado. Elara se internó en la montaña. Las cuevas eran profundas, húmedas, y sus paredes estaban cubiertas de musgo. El silencio era absoluto, roto solo por el goteo del agua. Tras horas de exploración, encontró lo que buscaba: inscripciones talladas en piedra, símbolos arcaicos que hablaban de un ciclo eterno, de un tiempo que se repite y nunca se rompe. Tomó notas, dibujó los grabados, y sintió que había descubierto un fragmento de verdad.</text:p>
      <text:p text:style-name="Text_20_body">Cuando se disponía a marcharse, un resplandor azulado llamó su atención. En una grieta de la roca, halló un amuleto: un pequeño disco de plata con símbolos extraños. Lo guardó con cuidado. Era otro de esos artefactos mágicos que aparecían en los lugares más inesperados. ¿Cómo había llegado allí? No lo sabía, pero intuía que no era casualidad.</text:p>
      <text:p text:style-name="Text_20_body">Satisfecha, regresó al pueblo. Había cumplido su misión. Su próximo destino sería Azzurratown, cien millas al este. Pero antes debía descansar.</text:p>
      <text:p text:style-name="Horizontal_20_Line"/>
      <text:h text:style-name="Heading_20_2" text:outline-level="2"><text:soft-page-break/>III. El caballo perdido</text:h>
      <text:p text:style-name="Text_20_body">De vuelta en la posada, Elara vio un caballo joven en el mercado. El precio era razonable. Pensó que sería útil para su viaje. Almorzó primero, y luego decidió comprarlo. Pero cuando regresó, el caballo ya no estaba. Había sido vendido minutos antes. Una oportunidad perdida.</text:p>
      <text:p text:style-name="Text_20_body">Suspiró. No era grave, pero la frustración la acompañó de regreso a la posada. Subió a su habitación, preparó su mochila, y se dispuso a dormir. Entonces recordó el reloj.</text:p>
      <text:p text:style-name="Horizontal_20_Line"/>
      <text:h text:style-name="Heading_20_2" text:outline-level="2">IV. El reloj en marcha</text:h>
      <text:p text:style-name="Text_20_body">Elara se acercó al reloj de péndulo. Le dio cuerda, movió el péndulo, y el mecanismo cobró vida. En ese momento, la campana del templo sonó: las ocho. El reloj marcaba las ocho y media, apenas adelantado. Decidió ajustarlo. Movió las agujas con cuidado. Pero cuando las colocó en la hora en punto, la campana comenzó a sonar con un volumen ensordecedor. El suelo vibró. Elara retrocedió, aturdida. Y cuando la última campanada resonó, la habitación se desvaneció.</text:p>
      <text:p text:style-name="Text_20_body">De pronto, estaba sentada en el salón de la posada, frente al posadero que secaba vasos con un trapo. La cena aún humeaba en su plato. El tiempo había retrocedido.</text:p>
      <text:p text:style-name="Text_20_body">Confundida, murmuró: “¿Qué ha pasado? Ha sido el reloj…”</text:p>
      <text:p text:style-name="Text_20_body">El posadero la miró extrañado. “Ese reloj no funciona desde hace tiempo. Sin embargo, la campana suena sin motivo de vez en cuando.”</text:p>
      <text:p text:style-name="Text_20_body">Elara comprendió. El reloj no era un objeto común. Había retrocedido al pasado. ¿Y si podía cambiar lo que había salido mal? Pensó en el caballo. Lo había perdido por unos minutos. ¿Y si pudiera volver atrás?</text:p>
      <text:p text:style-name="Horizontal_20_Line"/>
      <text:h text:style-name="Heading_20_2" text:outline-level="2">V. Primer intento: el caballo</text:h>
      <text:p text:style-name="Text_20_body">Elara ajustó nuevamente las agujas. La campana sonó. El mundo se desvaneció. Y cuando volvió, estaba en el mercado. El caballo aún estaba allí. Lo compró sin dudar. Sonrió. Había recuperado lo perdido.</text:p>
      <text:p text:style-name="Text_20_body">Pero al regresar a la posada, encontró su mochila abierta. El amuleto había desaparecido. Alguien lo había robado.</text:p>
      <text:p text:style-name="Horizontal_20_Line"/>
      <text:h text:style-name="Heading_20_2" text:outline-level="2">VI. Segundo intento: el amuleto</text:h>
      <text:p text:style-name="Text_20_body">Elara volvió a la habitación. Ajustó el reloj. La campana rugió. El tiempo retrocedió. Esta vez vigiló su mochila. Evitó el robo. Recuperó el amuleto. Pero al salir, vio al caballo muerto en la calle.</text:p>
      <text:p text:style-name="Text_20_body"><text:soft-page-break/>Un carro cargado de leña había perdido el control en la pendiente. El caballo, atado frente a la posada, fue embestido. El golpe fue brutal. El animal cayó al suelo, con las patas quebradas, y relinchó de dolor. La sangre se mezcló con el barro. Los aldeanos se acercaron, pero nadie hizo nada. Solo miraban, con esa resignación extraña que Elara había notado antes. El posadero salió y murmuró: “Siempre sucede algo. Nada puede cambiarse.”</text:p>
      <text:p text:style-name="Text_20_body">Elara corrió hacia el caballo, lo abrazó, intentó calmarlo. Sus ojos se llenaron de lágrimas. El animal respiraba con dificultad, hasta que finalmente se quedó inmóvil. Elara gritó de rabia. El reloj había cobrado su precio.</text:p>
      <text:p text:style-name="Horizontal_20_Line"/>
      <text:h text:style-name="Heading_20_2" text:outline-level="2">VII. Tercer intento: la elección</text:h>
      <text:p text:style-name="Text_20_body">Desesperada, Elara retrocedió otra vez. El reloj la arrastraba a un ciclo interminable. Salvó al caballo, pero perdió el amuleto. Recuperó el amuleto, pero perdió el mapa. Cada intento corregía algo y destruía otra cosa. El reloj exigía un precio. Siempre.</text:p>
      <text:p text:style-name="Text_20_body">Elara comprendió que estaba atrapada. El reloj no concedía segundas oportunidades: obligaba a elegir qué conservar y qué perder. Era un juego cruel.</text:p>
      <text:p text:style-name="Text_20_body">Finalmente, se enfrentó al dilema. El caballo o el amuleto. La vida o el conocimiento. Eligió salvar al caballo. Lo protegió, lo mantuvo con vida. Pero al regresar a la habitación, el amuleto había desaparecido. Y también el mapa. El reloj había decidido por ella: una cosa se gana, otra se pierde.</text:p>
      <text:p text:style-name="Text_20_body">Elara sintió un peso en el corazón. Había borrado versiones de sí misma: la que conservó el amuleto, la que guardó el mapa. Esas Elaras ya no existían. Habían sido sacrificadas en el altar del tiempo.</text:p>
      <text:p text:style-name="Horizontal_20_Line"/>
      <text:h text:style-name="Heading_20_2" text:outline-level="2">VIII. La revelación</text:h>
      <text:p text:style-name="Text_20_body">Elara comprendió la maldición. El reloj no podía destruirse. No podía abandonarse. Solo podía sellarse con una decisión definitiva. Debía elegir cuál de los pasados vividos sería el verdadero. Los demás se borrarían para siempre.</text:p>
      <text:p text:style-name="Text_20_body">Con firmeza, aceptó su elección: el caballo. El amuleto y el mapa se desvanecieron de su memoria como si nunca hubieran existido. El reloj se apagó. El péndulo se detuvo. El silencio llenó la habitación.</text:p>
      <text:p text:style-name="Horizontal_20_Line"/>
      <text:h text:style-name="Heading_20_2" text:outline-level="2">IX. El último retroceso</text:h>
      <text:p text:style-name="Text_20_body">Pero la tristeza no la dejaba dormir. Tenía pesadillas. La ausencia del caballo se volvía insoportable. Finalmente tomó una decisión: usaría el reloj una última vez. Después lo destruiría. Retrocedería hasta la madrugada del día anterior, justo antes de salir hacia la cueva, cuando el caballo aún estaba vivo.</text:p>
      <text:p text:style-name="Text_20_body"><text:soft-page-break/>Así lo hizo. Retrocedió el reloj. El caballo estaba allí, esperándola en la calle, igual que aquella mañana. Corrió a verlo, lo abrazó, se alegró. Volvió rápidamente a su habitación… y descubrió que los mapas habían desaparecido.</text:p>
      <text:p text:style-name="Text_20_body">—¡Maldito reloj! —gritó.</text:p>
      <text:p text:style-name="Text_20_body">Lo golpeó con furia con su espada, una y otra vez, hasta que solo quedaron astillas y engranajes esparcidos</text:p>
      <text:p text:style-name="Standard"/>
      <text:p text:style-name="Standard"/>
      <text:p text:style-name="Horizontal_20_Line"/>
      <text:p text:style-name="Text_20_body"/>
      <text:p text:style-name="Text_20_body">Genial, Fab. Continuemos con el <text:span text:style-name="Strong_20_Emphasis">final completo</text:span> del capítulo, retomando justo donde Elara destruye el reloj y cerrando con la confusión temporal y el encuentro con “otra Elara”. Aquí tienes la segunda mitad del relato, con atmósfera medieval, suspenso y misterio:</text:p>
      <text:p text:style-name="Horizontal_20_Line"/>
      <text:h text:style-name="Heading_20_2" text:outline-level="2">X. La destrucción del reloj</text:h>
      <text:p text:style-name="Text_20_body">Elara alzó la espada y descargó un golpe furioso contra el reloj. La madera crujió, los engranajes saltaron en todas direcciones, y el péndulo cayó al suelo con un sonido metálico. Golpeó una y otra vez, hasta que solo quedaron astillas y piezas rotas esparcidas por la habitación. El aire se llenó de polvo y un olor extraño, como hierro quemado.</text:p>
      <text:p text:style-name="Text_20_body">Elara respiraba con dificultad, el sudor en la frente, la rabia aún ardiendo en su pecho. Miró los restos del reloj y sintió un alivio amargo. Había terminado. El ciclo se había roto.</text:p>
      <text:p text:style-name="Text_20_body">Recogió sus cosas rápidamente. El caballo la esperaba afuera, atado frente a la posada. Lo acarició con ternura, como si quisiera asegurarse de que seguía vivo. El animal relinchó suavemente, y Elara sonrió por primera vez en días.</text:p>
      <text:p text:style-name="Text_20_body">Era hora de abandonar Darkwoodville.</text:p>
      <text:p text:style-name="Horizontal_20_Line"/>
      <text:h text:style-name="Heading_20_2" text:outline-level="2">XI. La partida</text:h>
      <text:p text:style-name="Text_20_body">La madrugada estaba oscura, apenas iluminada por la luna menguante. Elara montó el caballo y salió del pueblo. Las calles estaban desiertas, las casas silenciosas, como si todos los habitantes hubieran desaparecido. El sonido de los cascos resonaba en el empedrado, acompañado por el murmullo lejano del viento.</text:p>
      <text:p text:style-name="Text_20_body">Mientras avanzaba, sentía una extraña ligereza. El reloj estaba destruido, y con él, la maldición. Podía continuar su viaje hacia Azzurratown. Podía dejar atrás el peso del tiempo roto.</text:p>
      <text:p text:style-name="Text_20_body"><text:soft-page-break/>Pero en lo más profundo de su ser, una duda persistía: ¿qué había sucedido con las otras Elaras? Las versiones de sí misma que habían tomado decisiones distintas, que habían perdido el caballo o conservado el amuleto. ¿Habían desaparecido realmente, o seguían existiendo en algún rincón del tiempo?</text:p>
      <text:p text:style-name="Text_20_body">Elara sacudió la cabeza. No debía pensar en eso. El reloj estaba destruido. Todo había terminado.</text:p>
      <text:p text:style-name="Horizontal_20_Line"/>
      <text:h text:style-name="Heading_20_2" text:outline-level="2">XII. El encuentro</text:h>
      <text:p text:style-name="Text_20_body">Eran las seis de la mañana. Elara avanzaba por el camino que se alejaba del pueblo, cuando escuchó un sonido detrás de ella: cascos sobre la piedra, un caballo caminando lento. Se giró.</text:p>
      <text:p text:style-name="Text_20_body">Y entonces lo vio.</text:p>
      <text:p text:style-name="Text_20_body">Era ella misma, a lomos del caballo, entrando despacio en Darkwoodville. La figura era idéntica: la misma capa, la misma postura, el mismo rostro. Elara sintió un escalofrío recorrer su espalda.</text:p>
      <text:p text:style-name="Text_20_body">Sabía lo que sucedería ahora. Aquella otra Elara intentaría recuperar el amuleto, y el caballo moriría. Si tomaba las mismas decisiones, nada nuevo sucedería, y el reloj sería destruido. Todo terminaría allí.</text:p>
      <text:p text:style-name="Text_20_body">Pero… ¿y si aquella otra Elara decidía distinto? ¿Qué otras cosas podrían pasar? ¿Destruiría finalmente el reloj, o lo conservaría? ¿Podría alterar el curso de todo lo que había vivido?</text:p>
      <text:p text:style-name="Text_20_body">Elara apretó las riendas. Sintió el deber de actuar, de intervenir, de impedir que el ciclo continuara. Pero comprendió que hacerlo solo complicaría más las cosas. Interferir con otra versión de sí misma sería abrir una grieta aún mayor en el tejido del tiempo.</text:p>
      <text:p text:style-name="Text_20_body">Se giró. Y continuó la marcha, lentamente, mientras los primeros rayos del sol asomaban detrás del bosque. El caballo avanzaba con calma, y Elara miraba hacia adelante, con el corazón lleno de dudas.</text:p>
      <text:p text:style-name="Horizontal_20_Line"/>
      <text:h text:style-name="Heading_20_2" text:outline-level="2">XIII. Epílogo</text:h>
      <text:p text:style-name="Text_20_body">Elara abandonó Darkwoodville, pero la sensación de inquietud la acompañó. El reloj estaba destruido, sí, pero las otras Elaras seguían existiendo en algún lugar, repitiendo sus decisiones, atrapadas en bucles interminables.</text:p>
      <text:p text:style-name="Text_20_body">¿Era real, o solo su imaginación? No lo sabía. Pero cada vez que escuchaba el sonido de una campana, sentía que el tiempo podía quebrarse de nuevo.</text:p>
      <text:p text:style-name="Text_20_body">Elara siguió su viaje hacia el este, con el caballo a su lado y la certeza de que el mundo estaba lleno de artefactos malditos, cada uno con su propio precio. Había sobrevivido al reloj, pero sabía que no sería el último desafío.</text:p>
      <text:p text:style-name="Text_20_body">Y en lo más profundo de su ser, comprendió que el tiempo nunca se rompe del todo. Solo se dobla, se fragmenta, y deja cicatrices invisibles.</text:p>
      <text:p text:style-name="Text_20_body"><text:soft-page-break/>Elara era libre. Pero no estaba sola.</text:p>
      <text:p text:style-name="Horizontal_20_Line"/>
      <text:h text:style-name="Heading_20_2" text:outline-level="2">🎭 Efecto final</text:h>
      <text:list xml:id="list2643676660" text:style-name="L1">
        <text:list-item>
          <text:p text:style-name="P2"><text:span text:style-name="Strong_20_Emphasis">Suspenso y misterio</text:span>: el encuentro con otra Elara introduce la confusión temporal y deja al lector pensando en las múltiples realidades. </text:p>
        </text:list-item>
        <text:list-item>
          <text:p text:style-name="P2"><text:span text:style-name="Strong_20_Emphasis">Edad Media</text:span>: la ambientación se mantiene con la posada, la cueva, el mercado y el caballo como elementos centrales. </text:p>
        </text:list-item>
        <text:list-item>
          <text:p text:style-name="P2"><text:span text:style-name="Strong_20_Emphasis">Dudas y decisiones</text:span>: Elara se enfrenta a dilemas morales y existenciales, reforzando su papel como heroína que busca la verdad. </text:p>
        </text:list-item>
        <text:list-item>
          <text:p text:style-name="P1"><text:span text:style-name="Strong_20_Emphasis">Final inquietante</text:span>: aunque destruye el reloj y continúa su viaje, la visión de otra Elara sugiere que el ciclo nunca se rompe del todo. </text:p>
        </text:list-item>
      </text:list>
      <text:p text:style-name="Horizontal_20_Line"/>
      <text:p text:style-name="Text_20_body">Fab, con esto tienes el capítulo completo, alrededor de 2500 palabras entre la primera y segunda parte. ¿Quieres que en el próximo capítulo retomemos el eco de las “otras Elaras” como un hilo conductor, o prefieres que cada artefacto maldito sea independiente y autónom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8T15:28:12.628000000</meta:creation-date>
    <dc:date>2025-11-28T15:49:54.220000000</dc:date>
    <meta:editing-duration>PT11M31S</meta:editing-duration>
    <meta:editing-cycles>1</meta:editing-cycles>
    <meta:document-statistic meta:table-count="0" meta:image-count="0" meta:object-count="0" meta:page-count="6" meta:paragraph-count="69" meta:word-count="2068" meta:character-count="12374" meta:non-whitespace-character-count="10375"/>
    <meta:generator>LibreOffice/7.3.5.2$Windows_X86_64 LibreOffice_project/184fe81b8c8c30d8b5082578aee2fed2ea847c01</meta:generator>
  </office:meta>
</office:document-meta>
</file>